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0aab49" officeooo:paragraph-rsid="00129275" style:font-size-asian="16pt" style:font-size-complex="16pt"/>
    </style:style>
    <style:style style:name="P2" style:family="paragraph" style:parent-style-name="Standard">
      <style:text-properties fo:font-size="16pt" officeooo:rsid="000aab49" officeooo:paragraph-rsid="000cc3fe" style:font-size-asian="16pt" style:font-size-complex="16pt"/>
    </style:style>
    <style:style style:name="P3" style:family="paragraph" style:parent-style-name="Standard">
      <style:paragraph-properties fo:text-align="center" style:justify-single-word="false"/>
      <style:text-properties officeooo:rsid="000f031e" officeooo:paragraph-rsid="000f031e"/>
    </style:style>
    <style:style style:name="P4" style:family="paragraph" style:parent-style-name="Standard">
      <style:paragraph-properties fo:text-align="start" style:justify-single-word="false"/>
      <style:text-properties officeooo:rsid="000f031e" officeooo:paragraph-rsid="000f031e"/>
    </style:style>
    <style:style style:name="P5" style:family="paragraph" style:parent-style-name="Standard">
      <style:paragraph-properties fo:text-align="start" style:justify-single-word="false"/>
      <style:text-properties officeooo:rsid="000fb1da" officeooo:paragraph-rsid="000fb1da"/>
    </style:style>
    <style:style style:name="P6" style:family="paragraph" style:parent-style-name="Standard">
      <style:paragraph-properties fo:text-align="start" style:justify-single-word="false"/>
      <style:text-properties officeooo:rsid="00176d43" officeooo:paragraph-rsid="00176d43"/>
    </style:style>
    <style:style style:name="P7" style:family="paragraph" style:parent-style-name="Text_20_body">
      <style:text-properties fo:font-style="italic" officeooo:rsid="00fc8a52" officeooo:paragraph-rsid="00fc8a52" style:font-style-asian="italic" style:font-style-complex="italic"/>
    </style:style>
    <style:style style:name="P8" style:family="paragraph" style:parent-style-name="Text_20_body">
      <style:text-properties fo:font-style="italic" officeooo:rsid="011053cc" officeooo:paragraph-rsid="011053cc" style:font-style-asian="italic" style:font-style-complex="italic"/>
    </style:style>
    <style:style style:name="P9" style:family="paragraph" style:parent-style-name="Text_20_body">
      <style:text-properties fo:font-style="normal" officeooo:rsid="0112c8ec" officeooo:paragraph-rsid="0112c8ec" style:font-style-asian="normal" style:font-style-complex="normal"/>
    </style:style>
    <style:style style:name="P10" style:family="paragraph" style:parent-style-name="Text_20_body">
      <style:text-properties fo:font-style="normal" officeooo:rsid="0106d155" officeooo:paragraph-rsid="0106d155" style:font-style-asian="normal" style:font-style-complex="normal"/>
    </style:style>
    <style:style style:name="P11" style:family="paragraph" style:parent-style-name="Text_20_body">
      <style:text-properties fo:font-style="normal" officeooo:rsid="0103223b" officeooo:paragraph-rsid="01046372" style:font-style-asian="normal" style:font-style-complex="normal"/>
    </style:style>
    <style:style style:name="P12" style:family="paragraph" style:parent-style-name="Text_20_body">
      <style:text-properties officeooo:paragraph-rsid="00f08712"/>
    </style:style>
    <style:style style:name="P13" style:family="paragraph" style:parent-style-name="Text_20_body">
      <style:text-properties officeooo:paragraph-rsid="00f4a38a"/>
    </style:style>
    <style:style style:name="P14" style:family="paragraph" style:parent-style-name="Text_20_body">
      <style:text-properties officeooo:rsid="00f5442d" officeooo:paragraph-rsid="00f73e4b"/>
    </style:style>
    <style:style style:name="P15" style:family="paragraph" style:parent-style-name="Text_20_body">
      <style:text-properties officeooo:rsid="00f7ce7c" officeooo:paragraph-rsid="00f7ce7c"/>
    </style:style>
    <style:style style:name="P16" style:family="paragraph" style:parent-style-name="Text_20_body">
      <style:text-properties officeooo:rsid="00fa5165" officeooo:paragraph-rsid="00fa5165"/>
    </style:style>
    <style:style style:name="P17" style:family="paragraph" style:parent-style-name="Text_20_body">
      <style:text-properties officeooo:rsid="00fb95c3" officeooo:paragraph-rsid="01046372"/>
    </style:style>
    <style:style style:name="P18" style:family="paragraph" style:parent-style-name="Text_20_body">
      <style:text-properties officeooo:rsid="00fd6f41" officeooo:paragraph-rsid="00fd6f41"/>
    </style:style>
    <style:style style:name="P19" style:family="paragraph" style:parent-style-name="Text_20_body">
      <style:text-properties officeooo:rsid="00fee78b" officeooo:paragraph-rsid="00fee78b"/>
    </style:style>
    <style:style style:name="P20" style:family="paragraph" style:parent-style-name="Text_20_body">
      <style:text-properties officeooo:rsid="01001369" officeooo:paragraph-rsid="01001369"/>
    </style:style>
    <style:style style:name="P21" style:family="paragraph" style:parent-style-name="Text_20_body">
      <style:text-properties officeooo:rsid="0102bac3" officeooo:paragraph-rsid="0102bac3"/>
    </style:style>
    <style:style style:name="P22" style:family="paragraph" style:parent-style-name="Text_20_body">
      <style:text-properties officeooo:rsid="010493da" officeooo:paragraph-rsid="010493da"/>
    </style:style>
    <style:style style:name="P23" style:family="paragraph" style:parent-style-name="Text_20_body">
      <style:text-properties officeooo:rsid="0106d155" officeooo:paragraph-rsid="0106d155"/>
    </style:style>
    <style:style style:name="P24" style:family="paragraph" style:parent-style-name="Text_20_body">
      <style:text-properties officeooo:rsid="010e8b81" officeooo:paragraph-rsid="010e8b81"/>
    </style:style>
    <style:style style:name="P25" style:family="paragraph" style:parent-style-name="Text_20_body">
      <style:text-properties officeooo:rsid="0112c8ec" officeooo:paragraph-rsid="0112c8ec"/>
    </style:style>
    <style:style style:name="P26" style:family="paragraph" style:parent-style-name="Text_20_body">
      <style:text-properties officeooo:rsid="01151725" officeooo:paragraph-rsid="01151725"/>
    </style:style>
    <style:style style:name="P27" style:family="paragraph" style:parent-style-name="Text_20_body">
      <style:text-properties officeooo:rsid="01158679" officeooo:paragraph-rsid="01158679"/>
    </style:style>
    <style:style style:name="P28" style:family="paragraph" style:parent-style-name="Text_20_body">
      <style:text-properties officeooo:rsid="0116e2e8" officeooo:paragraph-rsid="0116e2e8"/>
    </style:style>
    <style:style style:name="P29" style:family="paragraph" style:parent-style-name="Text_20_body">
      <style:text-properties officeooo:rsid="0117aefb" officeooo:paragraph-rsid="0117aefb"/>
    </style:style>
    <style:style style:name="P30" style:family="paragraph" style:parent-style-name="Text_20_body">
      <style:text-properties officeooo:rsid="00f73e4b" officeooo:paragraph-rsid="00f73e4b"/>
    </style:style>
    <style:style style:name="P31" style:family="paragraph" style:parent-style-name="Text_20_body">
      <style:text-properties officeooo:rsid="01281dad" officeooo:paragraph-rsid="01281dad"/>
    </style:style>
    <style:style style:name="P32" style:family="paragraph" style:parent-style-name="Text_20_body">
      <style:paragraph-properties fo:break-before="page"/>
      <style:text-properties fo:font-style="italic" officeooo:rsid="00fc8a52" officeooo:paragraph-rsid="00fc8a52" style:font-style-asian="italic" style:font-style-complex="italic"/>
    </style:style>
    <style:style style:name="P33" style:family="paragraph" style:parent-style-name="Heading_20_1">
      <style:text-properties officeooo:paragraph-rsid="005dddf4"/>
    </style:style>
    <style:style style:name="P34" style:family="paragraph" style:parent-style-name="Heading_20_1">
      <style:paragraph-properties fo:break-before="page"/>
    </style:style>
    <style:style style:name="P35" style:family="paragraph" style:parent-style-name="Text_20_body" style:list-style-name="L5">
      <style:text-properties officeooo:paragraph-rsid="00f08712"/>
    </style:style>
    <style:style style:name="P36" style:family="paragraph" style:parent-style-name="Text_20_body" style:list-style-name="L6">
      <style:text-properties officeooo:paragraph-rsid="00f4a38a"/>
    </style:style>
    <style:style style:name="P37" style:family="paragraph" style:parent-style-name="Text_20_body" style:list-style-name="L7">
      <style:text-properties officeooo:rsid="00f73e4b" officeooo:paragraph-rsid="00f73e4b"/>
    </style:style>
    <style:style style:name="P38" style:family="paragraph" style:parent-style-name="Text_20_body" style:list-style-name="L7">
      <style:text-properties officeooo:rsid="00f7870a" officeooo:paragraph-rsid="00f7870a"/>
    </style:style>
    <style:style style:name="P39" style:family="paragraph" style:parent-style-name="Text_20_body">
      <style:text-properties fo:font-style="normal" officeooo:rsid="012d8195" officeooo:paragraph-rsid="01358050" style:font-style-asian="normal" style:font-style-complex="normal"/>
    </style:style>
    <style:style style:name="P40" style:family="paragraph" style:parent-style-name="Text_20_body">
      <style:text-properties fo:font-style="normal" officeooo:rsid="015436d3" officeooo:paragraph-rsid="015436d3" style:font-style-asian="normal" style:font-style-complex="normal"/>
    </style:style>
    <style:style style:name="P41" style:family="paragraph" style:parent-style-name="Text_20_body">
      <style:text-properties fo:font-style="normal" officeooo:rsid="01587f8f" officeooo:paragraph-rsid="01587f8f" style:font-style-asian="normal" style:font-style-complex="normal"/>
    </style:style>
    <style:style style:name="P42" style:family="paragraph" style:parent-style-name="Text_20_body">
      <style:text-properties fo:font-style="normal" officeooo:rsid="01594012" officeooo:paragraph-rsid="01594012" style:font-style-asian="normal" style:font-style-complex="normal"/>
    </style:style>
    <style:style style:name="P43" style:family="paragraph" style:parent-style-name="Text_20_body">
      <style:text-properties fo:font-style="normal" officeooo:rsid="015b31ff" officeooo:paragraph-rsid="015b31ff" style:font-style-asian="normal" style:font-style-complex="normal"/>
    </style:style>
    <style:style style:name="P44" style:family="paragraph" style:parent-style-name="Text_20_body" style:list-style-name="">
      <style:text-properties officeooo:rsid="012f8f2d" officeooo:paragraph-rsid="012f8f2d"/>
    </style:style>
    <style:style style:name="P45" style:family="paragraph" style:parent-style-name="Text_20_body" style:list-style-name="">
      <style:text-properties officeooo:rsid="012ff088" officeooo:paragraph-rsid="012ff088"/>
    </style:style>
    <style:style style:name="P46" style:family="paragraph" style:parent-style-name="Text_20_body" style:list-style-name="">
      <style:text-properties officeooo:rsid="013774fc" officeooo:paragraph-rsid="013774fc"/>
    </style:style>
    <style:style style:name="P47" style:family="paragraph" style:parent-style-name="Text_20_body" style:list-style-name="">
      <style:text-properties officeooo:rsid="01386adf" officeooo:paragraph-rsid="01386adf"/>
    </style:style>
    <style:style style:name="P48" style:family="paragraph" style:parent-style-name="Text_20_body" style:list-style-name="">
      <style:text-properties officeooo:rsid="013bafbe" officeooo:paragraph-rsid="013bafbe"/>
    </style:style>
    <style:style style:name="P49" style:family="paragraph" style:parent-style-name="Text_20_body" style:list-style-name="">
      <style:text-properties officeooo:rsid="0147cb59" officeooo:paragraph-rsid="01499d6a"/>
    </style:style>
    <style:style style:name="P50" style:family="paragraph" style:parent-style-name="Text_20_body">
      <style:text-properties officeooo:rsid="014b98aa" officeooo:paragraph-rsid="014b98aa"/>
    </style:style>
    <style:style style:name="P51" style:family="paragraph" style:parent-style-name="Text_20_body">
      <style:text-properties officeooo:rsid="0150b230" officeooo:paragraph-rsid="0150b230"/>
    </style:style>
    <style:style style:name="P52" style:family="paragraph" style:parent-style-name="Text_20_body" style:list-style-name="">
      <style:text-properties officeooo:rsid="01522783" officeooo:paragraph-rsid="01522783"/>
    </style:style>
    <style:style style:name="P53" style:family="paragraph" style:parent-style-name="Text_20_body" style:list-style-name="">
      <style:text-properties fo:font-style="italic" officeooo:rsid="013bafbe" officeooo:paragraph-rsid="013bafbe" style:font-style-asian="italic" style:font-style-complex="italic"/>
    </style:style>
    <style:style style:name="P54" style:family="paragraph" style:parent-style-name="Text_20_body" style:list-style-name="">
      <style:text-properties fo:font-style="italic" officeooo:rsid="01407965" officeooo:paragraph-rsid="01499d6a" style:font-style-asian="italic" style:font-style-complex="italic"/>
    </style:style>
    <style:style style:name="P55" style:family="paragraph" style:parent-style-name="Text_20_body">
      <style:text-properties fo:font-style="italic" officeooo:rsid="015436d3" officeooo:paragraph-rsid="015436d3" style:font-style-asian="italic" style:font-style-complex="italic"/>
    </style:style>
    <style:style style:name="P56" style:family="paragraph" style:parent-style-name="Text_20_body">
      <style:text-properties fo:font-style="italic" officeooo:rsid="014d3823" officeooo:paragraph-rsid="014d3823" style:font-style-asian="italic" style:font-style-complex="italic"/>
    </style:style>
    <style:style style:name="P57" style:family="paragraph" style:parent-style-name="Text_20_body">
      <style:text-properties fo:font-style="italic" officeooo:rsid="01552a9f" officeooo:paragraph-rsid="01552a9f" style:font-style-asian="italic" style:font-style-complex="italic"/>
    </style:style>
    <style:style style:name="P58" style:family="paragraph" style:parent-style-name="Text_20_body">
      <style:text-properties fo:font-style="italic" officeooo:rsid="01594012" officeooo:paragraph-rsid="01594012" style:font-style-asian="italic" style:font-style-complex="italic"/>
    </style:style>
    <style:style style:name="P59" style:family="paragraph" style:parent-style-name="Text_20_body">
      <style:text-properties fo:font-style="italic" officeooo:rsid="015c9aed" officeooo:paragraph-rsid="015c9aed" style:font-style-asian="italic" style:font-style-complex="italic"/>
    </style:style>
    <style:style style:name="P60" style:family="paragraph" style:parent-style-name="Text_20_body" style:list-style-name="">
      <style:text-properties officeooo:rsid="015261d5" officeooo:paragraph-rsid="015261d5"/>
    </style:style>
    <style:style style:name="P61" style:family="paragraph" style:parent-style-name="Text_20_body">
      <style:text-properties officeooo:rsid="015436d3" officeooo:paragraph-rsid="015436d3"/>
    </style:style>
    <style:style style:name="P62" style:family="paragraph" style:parent-style-name="Text_20_body">
      <style:text-properties officeooo:rsid="01552a9f" officeooo:paragraph-rsid="01552a9f"/>
    </style:style>
    <style:style style:name="P63" style:family="paragraph" style:parent-style-name="Text_20_body">
      <style:text-properties officeooo:rsid="01594012" officeooo:paragraph-rsid="01594012"/>
    </style:style>
    <style:style style:name="P64" style:family="paragraph" style:parent-style-name="Text_20_body" style:list-style-name="L5">
      <style:paragraph-properties fo:margin-top="0in" fo:margin-bottom="0in" style:contextual-spacing="false"/>
      <style:text-properties officeooo:paragraph-rsid="00f08712"/>
    </style:style>
    <style:style style:name="P65" style:family="paragraph" style:parent-style-name="Text_20_body" style:list-style-name="L6">
      <style:paragraph-properties fo:margin-top="0in" fo:margin-bottom="0in" style:contextual-spacing="false"/>
      <style:text-properties officeooo:paragraph-rsid="00f4a38a"/>
    </style:style>
    <style:style style:name="P66" style:family="paragraph" style:parent-style-name="Text_20_body" style:list-style-name="">
      <style:paragraph-properties fo:break-before="page"/>
      <style:text-properties fo:font-weight="bold" officeooo:rsid="012f8f2d" officeooo:paragraph-rsid="012f8f2d" style:font-weight-asian="bold" style:font-weight-complex="bold"/>
    </style:style>
    <style:style style:name="P67" style:family="paragraph" style:parent-style-name="Heading_20_2">
      <style:text-properties officeooo:rsid="00ee9783" officeooo:paragraph-rsid="00ee9783"/>
    </style:style>
    <style:style style:name="P68" style:family="paragraph" style:parent-style-name="Heading_20_2">
      <style:text-properties officeooo:rsid="00f03a83" officeooo:paragraph-rsid="00f03a83"/>
    </style:style>
    <style:style style:name="P69" style:family="paragraph" style:parent-style-name="Heading_20_2">
      <style:text-properties fo:font-style="italic" officeooo:rsid="00e73a3f" style:font-style-asian="italic" style:font-style-complex="italic"/>
    </style:style>
    <style:style style:name="P70" style:family="paragraph" style:parent-style-name="Heading_20_3">
      <style:text-properties officeooo:rsid="00f73e4b"/>
    </style:style>
    <style:style style:name="P71" style:family="paragraph" style:parent-style-name="Heading_20_3">
      <style:text-properties officeooo:rsid="00fa5165" officeooo:paragraph-rsid="00fa5165"/>
    </style:style>
    <style:style style:name="P72" style:family="paragraph" style:parent-style-name="Heading_20_3">
      <style:text-properties officeooo:rsid="014b3422" officeooo:paragraph-rsid="014b3422"/>
    </style:style>
    <style:style style:name="P73" style:family="paragraph" style:parent-style-name="Heading_20_3">
      <style:text-properties officeooo:rsid="0150b230" officeooo:paragraph-rsid="0150b230"/>
    </style:style>
    <style:style style:name="P74" style:family="paragraph" style:parent-style-name="Heading_20_3">
      <style:text-properties officeooo:rsid="015b31ff" officeooo:paragraph-rsid="015b31ff"/>
    </style:style>
    <style:style style:name="P75" style:family="paragraph" style:parent-style-name="Heading_20_3">
      <style:paragraph-properties fo:break-before="page"/>
      <style:text-properties officeooo:rsid="013f8540" officeooo:paragraph-rsid="013f8540"/>
    </style:style>
    <style:style style:name="P76" style:family="paragraph" style:parent-style-name="Heading_20_3">
      <style:paragraph-properties fo:break-before="page"/>
      <style:text-properties officeooo:rsid="01552a9f" officeooo:paragraph-rsid="01552a9f"/>
    </style:style>
    <style:style style:name="P77" style:family="paragraph">
      <style:paragraph-properties fo:text-align="center"/>
    </style:style>
    <style:style style:name="P78" style:family="paragraph">
      <style:paragraph-properties fo:text-align="center"/>
      <style:text-properties fo:font-size="16pt" fo:font-weight="bold" style:font-size-asian="16pt" style:font-weight-asian="bold" style:font-size-complex="16pt" style:font-weight-complex="bold"/>
    </style:style>
    <style:style style:name="T1" style:family="text">
      <style:text-properties officeooo:rsid="000bb687"/>
    </style:style>
    <style:style style:name="T2" style:family="text">
      <style:text-properties fo:font-style="normal" style:font-style-asian="normal" style:font-style-complex="normal"/>
    </style:style>
    <style:style style:name="T3" style:family="text">
      <style:text-properties fo:font-style="normal" officeooo:rsid="0091eab7" style:font-style-asian="normal" style:font-style-complex="normal"/>
    </style:style>
    <style:style style:name="T4" style:family="text">
      <style:text-properties fo:font-style="normal" officeooo:rsid="00f91cc8" style:font-style-asian="normal" style:font-style-complex="normal"/>
    </style:style>
    <style:style style:name="T5" style:family="text">
      <style:text-properties fo:font-style="normal" officeooo:rsid="0101d33e" style:font-style-asian="normal" style:font-style-complex="normal"/>
    </style:style>
    <style:style style:name="T6" style:family="text">
      <style:text-properties fo:font-style="normal" officeooo:rsid="0103035d" style:font-style-asian="normal" style:font-style-complex="normal"/>
    </style:style>
    <style:style style:name="T7" style:family="text">
      <style:text-properties fo:font-style="normal" officeooo:rsid="0103223b" style:font-style-asian="normal" style:font-style-complex="normal"/>
    </style:style>
    <style:style style:name="T8" style:family="text">
      <style:text-properties fo:font-style="normal" officeooo:rsid="01046372" style:font-style-asian="normal" style:font-style-complex="normal"/>
    </style:style>
    <style:style style:name="T9" style:family="text">
      <style:text-properties fo:font-style="normal" officeooo:rsid="01053835" style:font-style-asian="normal" style:font-style-complex="normal"/>
    </style:style>
    <style:style style:name="T10" style:family="text">
      <style:text-properties fo:font-style="normal" officeooo:rsid="0106ba34" style:font-style-asian="normal" style:font-style-complex="normal"/>
    </style:style>
    <style:style style:name="T11" style:family="text">
      <style:text-properties fo:font-style="normal" officeooo:rsid="0107c463" style:font-style-asian="normal" style:font-style-complex="normal"/>
    </style:style>
    <style:style style:name="T12" style:family="text">
      <style:text-properties fo:font-style="normal" officeooo:rsid="010cfc14" style:font-style-asian="normal" style:font-style-complex="normal"/>
    </style:style>
    <style:style style:name="T13" style:family="text">
      <style:text-properties fo:font-style="normal" officeooo:rsid="0113d4e4" style:font-style-asian="normal" style:font-style-complex="normal"/>
    </style:style>
    <style:style style:name="T14" style:family="text">
      <style:text-properties fo:font-style="normal" officeooo:rsid="012314da" style:font-style-asian="normal" style:font-style-complex="normal"/>
    </style:style>
    <style:style style:name="T15" style:family="text">
      <style:text-properties fo:font-style="normal" officeooo:rsid="01241e42" style:font-style-asian="normal" style:font-style-complex="normal"/>
    </style:style>
    <style:style style:name="T16" style:family="text">
      <style:text-properties fo:font-style="normal" officeooo:rsid="01264356" style:font-style-asian="normal" style:font-style-complex="normal"/>
    </style:style>
    <style:style style:name="T17" style:family="text">
      <style:text-properties fo:font-style="normal" officeooo:rsid="01358050" style:font-style-asian="normal" style:font-style-complex="normal"/>
    </style:style>
    <style:style style:name="T18" style:family="text">
      <style:text-properties fo:font-style="normal" officeooo:rsid="013a1908" style:font-style-asian="normal" style:font-style-complex="normal"/>
    </style:style>
    <style:style style:name="T19" style:family="text">
      <style:text-properties fo:font-style="normal" officeooo:rsid="013d7fda" style:font-style-asian="normal" style:font-style-complex="normal"/>
    </style:style>
    <style:style style:name="T20" style:family="text">
      <style:text-properties fo:font-style="normal" officeooo:rsid="01450d5c" style:font-style-asian="normal" style:font-style-complex="normal"/>
    </style:style>
    <style:style style:name="T21" style:family="text">
      <style:text-properties fo:font-style="normal" officeooo:rsid="01499d6a" style:font-style-asian="normal" style:font-style-complex="normal"/>
    </style:style>
    <style:style style:name="T22" style:family="text">
      <style:text-properties fo:font-style="normal" officeooo:rsid="014a771c" style:font-style-asian="normal" style:font-style-complex="normal"/>
    </style:style>
    <style:style style:name="T23" style:family="text">
      <style:text-properties fo:font-style="normal" officeooo:rsid="014b3422" style:font-style-asian="normal" style:font-style-complex="normal"/>
    </style:style>
    <style:style style:name="T24" style:family="text">
      <style:text-properties fo:font-style="normal" officeooo:rsid="014e6d58" style:font-style-asian="normal" style:font-style-complex="normal"/>
    </style:style>
    <style:style style:name="T25" style:family="text">
      <style:text-properties fo:font-style="normal" officeooo:rsid="015436d3" style:font-style-asian="normal" style:font-style-complex="normal"/>
    </style:style>
    <style:style style:name="T26" style:family="text">
      <style:text-properties fo:font-style="normal" officeooo:rsid="01599661" style:font-style-asian="normal" style:font-style-complex="normal"/>
    </style:style>
    <style:style style:name="T27" style:family="text">
      <style:text-properties fo:font-style="normal" officeooo:rsid="015a854c" style:font-style-asian="normal" style:font-style-complex="normal"/>
    </style:style>
    <style:style style:name="T28" style:family="text">
      <style:text-properties fo:font-style="normal" officeooo:rsid="015ccd60" style:font-style-asian="normal" style:font-style-complex="normal"/>
    </style:style>
    <style:style style:name="T29" style:family="text">
      <style:text-properties fo:font-style="normal" officeooo:rsid="015e1475" style:font-style-asian="normal" style:font-style-complex="normal"/>
    </style:style>
    <style:style style:name="T30" style:family="text">
      <style:text-properties fo:font-style="italic" style:font-style-asian="italic" style:font-style-complex="italic"/>
    </style:style>
    <style:style style:name="T31" style:family="text">
      <style:text-properties fo:font-style="italic" officeooo:rsid="01358050" style:font-style-asian="italic" style:font-style-complex="italic"/>
    </style:style>
    <style:style style:name="T32" style:family="text">
      <style:text-properties fo:font-style="italic" officeooo:rsid="013d7fda" style:font-style-asian="italic" style:font-style-complex="italic"/>
    </style:style>
    <style:style style:name="T33" style:family="text">
      <style:text-properties fo:font-style="italic" officeooo:rsid="01450d5c" style:font-style-asian="italic" style:font-style-complex="italic"/>
    </style:style>
    <style:style style:name="T34" style:family="text">
      <style:text-properties fo:font-style="italic" officeooo:rsid="015436d3" style:font-style-asian="italic" style:font-style-complex="italic"/>
    </style:style>
    <style:style style:name="T35" style:family="text">
      <style:text-properties fo:font-style="italic" officeooo:rsid="015ccd60" style:font-style-asian="italic" style:font-style-complex="italic"/>
    </style:style>
    <style:style style:name="T36" style:family="text">
      <style:text-properties officeooo:rsid="00c3f4cd"/>
    </style:style>
    <style:style style:name="T37" style:family="text">
      <style:text-properties officeooo:rsid="00efdc95"/>
    </style:style>
    <style:style style:name="T38" style:family="text">
      <style:text-properties style:font-name="courier new"/>
    </style:style>
    <style:style style:name="T39" style:family="text">
      <style:text-properties style:font-name="courier new" officeooo:rsid="00f73e4b"/>
    </style:style>
    <style:style style:name="T40" style:family="text">
      <style:text-properties officeooo:rsid="00f08712"/>
    </style:style>
    <style:style style:name="T41" style:family="text">
      <style:text-properties officeooo:rsid="00f58f27"/>
    </style:style>
    <style:style style:name="T42" style:family="text">
      <style:text-properties officeooo:rsid="0110ca9a"/>
    </style:style>
    <style:style style:name="T43" style:family="text">
      <style:text-properties officeooo:rsid="0118cfaf"/>
    </style:style>
    <style:style style:name="T44" style:family="text">
      <style:text-properties officeooo:rsid="011a3f30"/>
    </style:style>
    <style:style style:name="T45" style:family="text">
      <style:text-properties officeooo:rsid="011ad808"/>
    </style:style>
    <style:style style:name="T46" style:family="text">
      <style:text-properties officeooo:rsid="011c8e57"/>
    </style:style>
    <style:style style:name="T47" style:family="text">
      <style:text-properties officeooo:rsid="011e6bba"/>
    </style:style>
    <style:style style:name="T48" style:family="text">
      <style:text-properties officeooo:rsid="011ec1ab"/>
    </style:style>
    <style:style style:name="T49" style:family="text">
      <style:text-properties officeooo:rsid="0122ab85"/>
    </style:style>
    <style:style style:name="T50" style:family="text">
      <style:text-properties fo:font-weight="bold" style:font-weight-asian="bold" style:font-weight-complex="bold"/>
    </style:style>
    <style:style style:name="T51" style:family="text">
      <style:text-properties fo:font-weight="bold" officeooo:rsid="011a3f30" style:font-weight-asian="bold" style:font-weight-complex="bold"/>
    </style:style>
    <style:style style:name="T52" style:family="text">
      <style:text-properties fo:font-weight="bold" officeooo:rsid="011c8e57" style:font-weight-asian="bold" style:font-weight-complex="bold"/>
    </style:style>
    <style:style style:name="T53" style:family="text">
      <style:text-properties fo:font-weight="bold" officeooo:rsid="011e6bba" style:font-weight-asian="bold" style:font-weight-complex="bold"/>
    </style:style>
    <style:style style:name="T54" style:family="text">
      <style:text-properties fo:font-weight="bold" officeooo:rsid="011ec1ab" style:font-weight-asian="bold" style:font-weight-complex="bold"/>
    </style:style>
    <style:style style:name="T55" style:family="text">
      <style:text-properties fo:font-weight="bold" officeooo:rsid="012ff088" style:font-weight-asian="bold" style:font-weight-complex="bold"/>
    </style:style>
    <style:style style:name="T56" style:family="text">
      <style:text-properties fo:font-weight="bold" officeooo:rsid="01309412" style:font-weight-asian="bold" style:font-weight-complex="bold"/>
    </style:style>
    <style:style style:name="T57" style:family="text">
      <style:text-properties fo:font-weight="bold" officeooo:rsid="01343f95" style:font-weight-asian="bold" style:font-weight-complex="bold"/>
    </style:style>
    <style:style style:name="T58" style:family="text">
      <style:text-properties officeooo:rsid="012ff088"/>
    </style:style>
    <style:style style:name="T59" style:family="text">
      <style:text-properties officeooo:rsid="01309412"/>
    </style:style>
    <style:style style:name="T60" style:family="text">
      <style:text-properties officeooo:rsid="01358050"/>
    </style:style>
    <style:style style:name="T61" style:family="text">
      <style:text-properties officeooo:rsid="013df624"/>
    </style:style>
    <style:style style:name="T62" style:family="text">
      <style:text-properties officeooo:rsid="0141b984"/>
    </style:style>
    <style:style style:name="T63" style:family="text">
      <style:text-properties officeooo:rsid="01431895"/>
    </style:style>
    <style:style style:name="T64" style:family="text">
      <style:text-properties officeooo:rsid="01450d5c"/>
    </style:style>
    <style:style style:name="T65" style:family="text">
      <style:text-properties officeooo:rsid="0158313f"/>
    </style:style>
    <style:style style:name="T66" style:family="text">
      <style:text-properties officeooo:rsid="01594012"/>
    </style:style>
    <style:style style:name="T67" style:family="text">
      <style:text-properties officeooo:rsid="005dddf4"/>
    </style:style>
    <style:style style:name="T68" style:family="text">
      <style:text-properties fo:font-size="16pt" fo:font-weight="bold" style:font-size-asian="16pt" style:font-weight-asian="bold" style:font-size-complex="16pt" style:font-weight-complex="bold"/>
    </style:style>
    <style:style style:name="T69" style:family="text">
      <style:text-properties fo:font-size="14pt" fo:font-weight="bold" style:font-size-asian="14pt" style:font-weight-asian="bold" style:font-size-complex="14pt"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5"/>
      <text:p text:style-name="P5"><draw:rect text:anchor-type="paragraph" draw:z-index="0" draw:style-name="gr1" draw:text-style-name="P78" svg:width="4.8976in" svg:height="1.313in" svg:x="1.3098in" svg:y="0.0346in"><text:p text:style-name="P77"><text:span text:style-name="T68">Övning 6</text:span></text:p><text:p text:style-name="P77"><text:span text:style-name="T69"/></text:p><text:p text:style-name="P77"><text:span text:style-name="T69">Bibliotek</text:span></text:p><text:p text:style-name="P77"><text:span text:style-name="T69">Del 2</text:span></text:p></draw:r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h text:style-name="P34" text:outline-level="1">Up<text:span text:style-name="T37">p</text:span>gifter</text:h>
      <text:h text:style-name="P67" text:outline-level="2">Del 2</text:h>
      <text:p text:style-name="P13">Skriv en Makefile med dessa regler:</text:p>
      <text:list xml:id="list2649553607589020016" text:style-name="L6">
        <text:list-item>
          <text:p text:style-name="P65">lib, för att bygga enbart biblioteket </text:p>
        </text:list-item>
        <text:list-item>
          <text:p text:style-name="P65">all, För att bygga både programmet och biblioteken där biblioteken läggs i en egen katalog, lib,  under den man är jus nu, tex /home/bl/electro/lib/. Här ska programmet länkas för att använda de lokala biblioteken. </text:p>
        </text:list-item>
        <text:list-item>
          <text:p text:style-name="P36">install. Här kopierar du både programmet och biblioteken till lämpliga kataloger (tex /usr/bin/ och /usr/lib/) och länkar så att programmet använder de publika biblioteken. </text:p>
        </text:list-item>
      </text:list>
      <text:p text:style-name="P13">Redovisa en beskrivning av hur du länkat in alla 3 bibliotek och använt det i ett huvudprogram enligt ovan. Beskriv också vilka du jobbat med.</text:p>
      <text:p text:style-name="P13">Beskriv vilka kommandon och växlar du använder för att kompilera biblioteken och hur du sedan använder biblioteken i ditt huvudprogram.</text:p>
      <text:p text:style-name="P13">Alla 3 studenter skriver var sitt bibliotek. Ni får gärna hjälpa varandra men inte göra jobbet åt varandra. -Fråga och hjälp varandra. Sedan hjälps ni åt att skriva ett gemensamt huvudprogram och Makefile för att kompilera och använda alla bi<text:span text:style-name="T41">b</text:span>lioteken.</text:p>
      <text:p text:style-name="P13">Bifoga ett arkiv med källkod och Makefile för att kunna kompilera projektet till en körbar fil.</text:p>
      <text:h text:style-name="P33" text:outline-level="1"><text:span text:style-name="T67">Lösning</text:span></text:h>
      <text:h text:style-name="P68" text:outline-level="2"><text:span text:style-name="T3">D</text:span><text:span text:style-name="T2">el 2</text:span></text:h>
      <text:p text:style-name="P39">I den här delen av övningen har <text:span text:style-name="T60">jag jobbat tillsammans med Niklas Andersson och Rickard Johansson. V</text:span>i skapat ett gemensamt projekt bestående av tre bibliotek, ett huvudprogram samt en makefil. Vi har använt oss av github för att komma åt koden och versionshantera den. Följande filstruktur satte vi upp i vårt projekt.</text:p>
      <text:h text:style-name="P44" text:outline-level="2"/>
      <text:h text:style-name="P66" text:outline-level="2">Electrotest</text:h>
      <text:h text:style-name="P44" text:outline-level="2"><text:tab/><text:span text:style-name="T61">m</text:span>akefile</text:h>
      <text:h text:style-name="P44" text:outline-level="2"><text:tab/><text:span text:style-name="T61">electrotest</text:span></text:h>
      <text:h text:style-name="P44" text:outline-level="2"><text:tab/><text:span text:style-name="T50">lib</text:span></text:h>
      <text:h text:style-name="P44" text:outline-level="2"><text:tab/><text:tab/>libcomponent.so</text:h>
      <text:h text:style-name="P44" text:outline-level="2"><text:tab/><text:tab/>libpower.so</text:h>
      <text:h text:style-name="P44" text:outline-level="2"><text:tab/><text:tab/>libresistance.so</text:h>
      <text:h text:style-name="P44" text:outline-level="2"><text:tab/><text:span text:style-name="T55">s</text:span><text:span text:style-name="T50">rc</text:span></text:h>
      <text:h text:style-name="P44" text:outline-level="2"><text:tab/><text:tab/><text:span text:style-name="T55">electrotest</text:span></text:h>
      <text:h text:style-name="P44" text:outline-level="2"><text:tab/><text:tab/><text:tab/><text:span text:style-name="T58">electrotest.c</text:span></text:h>
      <text:h text:style-name="P44" text:outline-level="2"><text:tab/><text:tab/><text:span text:style-name="T56">libcom</text:span><text:span text:style-name="T57">p</text:span><text:span text:style-name="T56">onent</text:span></text:h>
      <text:h text:style-name="P44" text:outline-level="2"><text:tab/><text:tab/><text:tab/><text:span text:style-name="T59">libcomponent.c</text:span></text:h>
      <text:h text:style-name="P44" text:outline-level="2"><text:tab/><text:tab/><text:tab/><text:span text:style-name="T59">libcomponent.h</text:span></text:h>
      <text:h text:style-name="P45" text:outline-level="2"><text:tab/><text:tab/><text:span text:style-name="T56">l</text:span><text:span text:style-name="T50">ibpower</text:span></text:h>
      <text:h text:style-name="P45" text:outline-level="2"><text:tab/><text:tab/><text:tab/><text:span text:style-name="T59">l</text:span>ibpower.c</text:h>
      <text:h text:style-name="P45" text:outline-level="2"><text:tab/><text:tab/><text:tab/><text:span text:style-name="T59">l</text:span>ibpower.h</text:h>
      <text:h text:style-name="P45" text:outline-level="2"><text:tab/><text:tab/><text:span text:style-name="T56">l</text:span><text:span text:style-name="T50">ibresistance</text:span></text:h>
      <text:h text:style-name="P45" text:outline-level="2"><text:tab/><text:tab/><text:tab/><text:span text:style-name="T59">l</text:span>ibresistance.c</text:h>
      <text:h text:style-name="P45" text:outline-level="2"><text:tab/><text:tab/><text:tab/><text:span text:style-name="T59">l</text:span>ibresistance.h</text:h>
      <text:h text:style-name="P46" text:outline-level="2">Allt är samlat i huvudmappen <text:span text:style-name="T30">Electrotest</text:span><text:span text:style-name="T2">. Direkt i roten på den mappen hittar vi makefilen (</text:span><text:span text:style-name="T30">makefile</text:span><text:span text:style-name="T2">) samt det körbara programmet </text:span><text:span text:style-name="T30">electrotest</text:span><text:span text:style-name="T2"> (som hamnar här efter kompileringen).</text:span></text:h>
      <text:h text:style-name="P47" text:outline-level="2"><text:span text:style-name="T2">Mappen </text:span><text:span text:style-name="T30">lib</text:span><text:span text:style-name="T2"> skapas vid kompileringen (</text:span><text:span text:style-name="T28">när </text:span><text:span text:style-name="T2">target </text:span><text:span text:style-name="T30">lib </text:span><text:span text:style-name="T28">körs</text:span><text:span text:style-name="T2">) och i den lägger vi våra kompilerade </text:span><text:span text:style-name="T18">dynamiska </text:span><text:span text:style-name="T2">bibliotek.</text:span></text:h>
      <text:h text:style-name="P47" text:outline-level="2"><text:span text:style-name="T2">Mappen </text:span><text:span text:style-name="T30">src</text:span><text:span text:style-name="T2"> innehåller all vår källkod. </text:span><text:span text:style-name="T60">Mapparna </text:span><text:span text:style-name="T31">libcomponent</text:span><text:span text:style-name="T60">, </text:span><text:span text:style-name="T31">libpower</text:span><text:span text:style-name="T60"> och </text:span><text:span text:style-name="T31">libresistance</text:span><text:span text:style-name="T60"> innehåller källkoden för de enskilda biblioteken. Mappen </text:span><text:span text:style-name="T31">electrotest</text:span><text:span text:style-name="T17"> innehåller källkoden för huvudprogrammet. </text:span><text:span text:style-name="T29">Makefilens funktionalitet beskrivs nedan.</text:span></text:h>
      <text:h text:style-name="P48" text:outline-level="2"/>
      <text:h text:style-name="P75" text:outline-level="3">Target <text:span text:style-name="T30">lib</text:span></text:h>
      <text:h text:style-name="P48" text:outline-level="2"><text:span text:style-name="T17">T</text:span><text:span text:style-name="T2">arget </text:span><text:span text:style-name="T30">lib</text:span><text:span text:style-name="T2"> (se </text:span><text:span text:style-name="T30">makefile</text:span><text:span text:style-name="T2">) kommer att </text:span><text:span text:style-name="T19">skapa mappen </text:span><text:span text:style-name="T32">lib</text:span><text:span text:style-name="T19">. Sedan kommer den att gå in i varje enskild biblioteksmapp och kompilera källkoden till en objektfil (som ligger kvar i den egna mappen). Sedan kommer objektfilerna att användas till att kompilera varsitt dynamiskt bibliotek och resulte</text:span><text:span text:style-name="T20">r</text:span><text:span text:style-name="T19">ande so‑filer kommer att läggas i </text:span><text:span text:style-name="T32">lib</text:span><text:span text:style-name="T19">‑mappen. </text:span><text:span text:style-name="T20">Nedanstående rader visar exakt hur detta sker i fallet med </text:span><text:span text:style-name="T33">libresistance</text:span><text:span text:style-name="T20">‑biblioteket.</text:span></text:h>
      <text:h text:style-name="P52" text:outline-level="2">Med hjälp av makefilen:</text:h>
      <text:h text:style-name="P53" text:outline-level="2"><text:span text:style-name="T64">:~make -f makefile lib</text:span></text:h>
      <text:h text:style-name="P60" text:outline-level="2">Det som sker då är följande.</text:h>
      <text:h text:style-name="P49" text:outline-level="2"><text:span text:style-name="T22">Kompilera (utan att länka)</text:span><text:span text:style-name="T2"> källkod</text:span><text:span text:style-name="T22">en till objektfil</text:span><text:span text:style-name="T2">:</text:span></text:h>
      <text:h text:style-name="P54" text:outline-level="2">:<text:span text:style-name="T63">~gcc -Wall -Werror -c -fPIC src/libresistance/libresistance.c src/libresistance/libresistance.h</text:span></text:h>
      <text:h text:style-name="P49" text:outline-level="2">Skapa so‑fil utifrån befintlig o‑fil:</text:h>
      <text:h text:style-name="P54" text:outline-level="2"><text:span text:style-name="T62">:~gcc -Wall -Werror -shared -fPIC -o lib/libresistance.so src/libresistance/libresistance.o</text:span></text:h>
      <text:h text:style-name="P72" text:outline-level="3"><text:span text:style-name="T21">T</text:span><text:span text:style-name="T2">arget </text:span><text:span text:style-name="T30">all</text:span></text:h>
      <text:p text:style-name="P50"><text:span text:style-name="T23">T</text:span><text:span text:style-name="T2">arget </text:span><text:span text:style-name="T30">all</text:span><text:span text:style-name="T2"> kommer först att anropa target </text:span><text:span text:style-name="T30">lib</text:span><text:span text:style-name="T2">. Finns inte biblioteksfiler sedan tidigare, kommer dessa att skapas (se ovan). Sedan kommer det körbara programmet att skapas </text:span><text:span text:style-name="T24">genom att källkoden för huvudprogrammet kompileras samt länkas ihop med biblioteken. </text:span><text:span text:style-name="T25">Det färdiga programmet kommer att heta </text:span><text:span text:style-name="T34">electrotest</text:span><text:span text:style-name="T25"> och kommer att ligga direkt i roten på projektmappen </text:span><text:span text:style-name="T34">Electrotest</text:span><text:span text:style-name="T25">, </text:span><text:span text:style-name="T24">se nedan</text:span><text:span text:style-name="T2">.</text:span></text:p>
      <text:p text:style-name="P61"><text:span text:style-name="T2">Med hjälp av makefilen:</text:span></text:p>
      <text:p text:style-name="P55">:~make -f makefile all</text:p>
      <text:p text:style-name="P61">Det som sker då är följande.</text:p>
      <text:p text:style-name="P56">:~gcc src/electrotest/electrotest.c -Wall -Werror lib/libresistance.so lib/libpower.so lib/libcomponent.so -lm -o electrotest</text:p>
      <text:p text:style-name="P40">För att köra det färdiga programmet skriver man:</text:p>
      <text:p text:style-name="P55">:~./electrotest</text:p>
      <text:h text:style-name="P73" text:outline-level="3">Target <text:span text:style-name="T30">clean</text:span></text:h>
      <text:p text:style-name="P51"><text:span text:style-name="T2">Detta är en s.k. </text:span><text:span text:style-name="T30">phony target</text:span><text:span text:style-name="T2">, dvs. här ska inget kompileras. Här stadar vi upp efter oss genom att ta bort alla objekt‑filer som har skapats av de övriga targets.</text:span></text:p>
      <text:h text:style-name="P76" text:outline-level="3"><text:span text:style-name="T2">Target </text:span><text:span text:style-name="T30">install</text:span></text:h>
      <text:p text:style-name="P62"><text:span text:style-name="T2">Även </text:span><text:span text:style-name="T30">install</text:span><text:span text:style-name="T2"> är en </text:span><text:span text:style-name="T30">phony target.</text:span><text:span text:style-name="T2"> </text:span><text:span text:style-name="T26">Med dess hjälp</text:span><text:span text:style-name="T2"> kopierar vi våra tre biblioteksfiler från projektmappen till en publik plats, åtkomlig för alla användare </text:span><text:span text:style-name="T27">av systemet</text:span><text:span text:style-name="T2">, här </text:span><text:span text:style-name="T30">/usr/lib</text:span><text:span text:style-name="T2">.</text:span></text:p>
      <text:p text:style-name="P57">:~cp lib/libresistance.so lib/libpower.so lib/libcomponent.so -t /usr/lib</text:p>
      <text:p text:style-name="P41">Nu talar vi om för systemet att våra nya bibliotek numera finns i default‑mappen <text:span text:style-name="T30">/usr/lib </text:span>m h a <text:span text:style-name="T30">ldconfig</text:span>‑kommandot.</text:p>
      <text:p text:style-name="P57">:<text:span text:style-name="T65">~</text:span>ldconfig</text:p>
      <text:p text:style-name="P42">Slutligen måste vi se till att vårt körbara program förstår att biblioteken numera finns i <text:span text:style-name="T30">/usr/lib</text:span>‑mappen genom att länka om det. Sedan lägger vi även det körbara programmet på en publik plats, i det här fallet <text:span text:style-name="T30">/usr/bin, </text:span>se nedan.</text:p>
      <text:p text:style-name="P57">:<text:span text:style-name="T66">~</text:span>gcc src/electrotest/electrotest.c -Wall -Werror -lresistance -lpower -lcomponent -lm -o /usr/bin/electrotest</text:p>
      <text:p text:style-name="P63"><text:span text:style-name="T2">När vi nu ska köra vårt program räcker det att skriva programmets namn vid prompten, oavsett var i systemet vi befinner oss:</text:span></text:p>
      <text:p text:style-name="P58">:~electrotest</text:p>
      <text:h text:style-name="P74" text:outline-level="3"><text:span text:style-name="T2">Target </text:span><text:span text:style-name="T30">uninstall</text:span></text:h>
      <text:p text:style-name="P43">Även <text:span text:style-name="T30">uninstall</text:span> är en <text:span text:style-name="T30">phony target</text:span>. Vi tar helt enkelt bort biblioteksfiler och det körbara programmet från <text:span text:style-name="T30">/usr/lib</text:span> respektive <text:span text:style-name="T30">/usr/bin</text:span> mapparna.</text:p>
      <text:p text:style-name="P59">:~rm /usr/lib/libresistance.so /usr/lib/libpower.so /usr/lib/libcomponent.so</text:p>
      <text:p text:style-name="P59">:~rm /usr/bin/electrotest</text:p>
      <text:h text:style-name="P6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6pt" officeooo:rsid="000aab49" officeooo:paragraph-rsid="00129275" style:font-size-asian="16pt" style:font-size-complex="16pt"/>
    </style:style>
    <style:style style:name="MP2" style:family="paragraph" style:parent-style-name="Standard">
      <style:text-properties fo:font-size="16pt" officeooo:rsid="000aab49" officeooo:paragraph-rsid="000cc3fe" style:font-size-asian="16pt" style:font-size-complex="16pt"/>
    </style:style>
    <style:style style:name="MT1" style:family="text">
      <style:text-properties officeooo:rsid="000bb687"/>
    </style:style>
    <style:page-layout style:name="Mpm1">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0.06pt solid #000000" fo:border-bottom="0.06pt solid #000000" fo:border-left="none" fo:border-right="none" fo:padding="0.0201in" style:shadow="#808080 0.0701in 0.0701in" fo:background-color="#e6e6ff" style:dynamic-spacing="false">
          <style:background-image/>
        </style:header-footer-properties>
      </style:header-style>
      <style:footer-style>
        <style:header-footer-properties fo:min-height="0.2402in" fo:margin-left="0in" fo:margin-right="0in" fo:margin-top="0.2in" fo:border-top="0.06pt solid #000000" fo:border-bottom="0.06pt solid #000000" fo:border-left="none" fo:border-right="none" fo:padding="0.0201in" style:shadow="#808080 0.0701in 0.0701in" fo:background-color="#e6e6ff" style:dynamic-spacing="false">
          <style:background-image/>
        </style:header-footer-properties>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Umeå universitet<text:tab/><text:tab/><text:tab/><text:tab/><text:tab/><text:tab/><text:tab/><text:span text:style-name="MT1">Sanel Merdovic</text:span></text:p>
        <text:p text:style-name="MP1">Linux som utecklingsmiljö<text:tab/><text:tab/><text:tab/><text:tab/><text:tab/><text:tab/><text:span text:style-name="MT1">721217‑6734</text:span></text:p>
        <text:p text:style-name="MP2">HT‑2015<text:tab/><text:tab/><text:tab/><text:tab/><text:tab/><text:tab/><text:tab/><text:tab/><text:tab/><text:date style:data-style-name="N30" text:date-value="2015-10-24T19:56:56.478202817">2015-10-24</text:date></text:p>
      </style:header>
      <style:footer>
        <text:p text:style-name="Footer"><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7T10:29:34.901091260</meta:creation-date>
    <dc:date>2015-10-24T19:56:54.900275431</dc:date>
    <meta:editing-duration>PT10H46M25S</meta:editing-duration>
    <meta:editing-cycles>342</meta:editing-cycles>
    <meta:generator>LibreOffice/4.2.8.2$Linux_x86 LibreOffice_project/420m0$Build-2</meta:generator>
    <meta:print-date>2015-10-24T18:34:00.549709978</meta:print-date>
    <meta:document-statistic meta:table-count="0" meta:image-count="0" meta:object-count="0" meta:page-count="5" meta:paragraph-count="71" meta:word-count="718" meta:character-count="5070" meta:non-whitespace-character-count="4360"/>
  </office:meta>
</office:document-meta>
</file>